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modern" style:name="MS Gothic" svg:font-family="'MS Gothic', '\uFF2D\uFF33 \u30B4\u30B7\u30C3\u30AF'"/>
    <style:font-face style:font-family-generic="modern" style:name="MS Mincho" svg:font-family="'MS Mincho', '\uFF2D\uFF33 \u660E\u671D'"/>
    <style:font-face style:font-family-generic="roman" style:font-pitch="variable" style:name="Cambria" svg:font-family="Cambria"/>
    <style:font-face style:font-family-generic="roman" style:font-pitch="variable" style:name="Times New Roman" svg:font-family="'Times New Roman'"/>
    <style:font-face style:font-family-generic="swiss" style:font-pitch="variable" style:name="Calibri" svg:font-family="Calibri"/>
    <style:font-face style:font-family-generic="system" style:font-pitch="variable" style:name="Mangal" svg:font-family="Mangal"/>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office:font-face-decls>
  <office:automatic-styles>
    <style:style style:family="paragraph" style:name="af49a76" style:parent-style-name="Standard">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021e10" style:parent-style-name="Standard">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5a1a2a" style:parent-style-name="Heading_20_2">
      <style:paragraph-properties/>
    </style:style>
    <style:style style:family="paragraph" style:name="ab1120f" style:parent-style-name="Standard">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ecab26" style:parent-style-name="Standard">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e6254d" style:parent-style-name="Heading_20_2">
      <style:paragraph-properties/>
    </style:style>
    <style:style style:family="paragraph" style:name="a8f900f" style:parent-style-name="Heading_20_2">
      <style:paragraph-properties/>
    </style:style>
    <style:style style:family="paragraph" style:name="ab7f4ba" style:parent-style-name="Standard">
      <style:paragraph-properties fo:background-color="#ffff00"/>
    </style:style>
    <style:style style:family="paragraph" style:name="ae6b52b" style:parent-style-name="Heading_20_2">
      <style:paragraph-properties/>
    </style:style>
    <style:style style:family="paragraph" style:name="a152a64" style:parent-style-name="Standard">
      <style:paragraph-properties fo:margin-left="10.0mm" fo:margin-right="30.0mm" fo:text-indent="10.0mm"/>
    </style:style>
    <style:style style:family="paragraph" style:name="a8776bd" style:parent-style-name="Standard">
      <style:paragraph-properties fo:margin-left="10.0mm" fo:margin-right="30.0mm" fo:text-indent="10.0mm"/>
    </style:style>
    <style:style style:family="paragraph" style:name="a16ca2c" style:parent-style-name="Heading_20_2">
      <style:paragraph-properties/>
    </style:style>
    <style:style style:family="paragraph" style:name="a8067f1" style:parent-style-name="Heading_20_2">
      <style:paragraph-properties/>
    </style:style>
    <style:style style:family="paragraph" style:name="a4a2c1f" style:parent-style-name="Standard">
      <style:paragraph-properties fo:margin-bottom="4.23mm" fo:margin-top="0.0mm"/>
    </style:style>
    <style:style style:family="paragraph" style:name="a84dbe3" style:parent-style-name="Standard">
      <style:paragraph-properties fo:margin-bottom="4.23mm" fo:margin-top="0.0mm"/>
    </style:style>
    <style:style style:family="paragraph" style:name="ac3f02a" style:parent-style-name="Heading_20_2">
      <style:paragraph-properties/>
    </style:style>
    <style:style style:family="paragraph" style:name="a9d318e" style:parent-style-name="Standard">
      <style:paragraph-properties fo:margin-bottom="0.0mm" fo:margin-top="4.23mm"/>
    </style:style>
    <style:style style:family="paragraph" style:name="a1b1418" style:parent-style-name="Standard">
      <style:paragraph-properties fo:margin-bottom="0.0mm" fo:margin-top="4.23mm"/>
    </style:style>
    <style:style style:family="paragraph" style:name="ab7aeaf" style:parent-style-name="Standard">
      <style:paragraph-properties fo:margin-bottom="0.0mm" fo:margin-top="4.23mm"/>
    </style:style>
    <style:style style:family="paragraph" style:name="a61ddf9" style:parent-style-name="Heading_20_2">
      <style:paragraph-properties/>
    </style:style>
    <style:style style:family="paragraph" style:name="ac64ce0" style:parent-style-name="Standard">
      <style:paragraph-properties fo:line-height="150%"/>
    </style:style>
    <style:style style:family="paragraph" style:name="adec26d" style:parent-style-name="Standard">
      <style:paragraph-properties fo:line-height="150%"/>
    </style:style>
    <style:style style:family="paragraph" style:name="ab77f8b" style:parent-style-name="Heading_20_2">
      <style:paragraph-properties/>
    </style:style>
    <style:style style:family="paragraph" style:name="a630f79" style:parent-style-name="Standard">
      <style:paragraph-properties fo:text-align="justify"/>
    </style:style>
    <style:style style:family="paragraph" style:name="ad1e869" style:parent-style-name="Standard">
      <style:paragraph-properties fo:text-align="justify"/>
    </style:style>
    <style:style style:family="paragraph" style:name="a4d31cb" style:parent-style-name="Heading_20_2">
      <style:paragraph-properties/>
    </style:style>
    <style:style style:family="paragraph" style:name="a206bab" style:parent-style-name="Standard">
      <style:paragraph-properties fo:text-align="right"/>
    </style:style>
    <style:style style:family="paragraph" style:name="a5a23a1" style:parent-style-name="Standard">
      <style:paragraph-properties fo:text-align="right"/>
    </style:style>
    <style:style style:family="paragraph" style:name="a4c5c0b" style:parent-style-name="Heading_20_2">
      <style:paragraph-properties/>
    </style:style>
    <style:style style:family="paragraph" style:name="aa239c4" style:parent-style-name="Standard">
      <style:paragraph-properties fo:text-align="center"/>
    </style:style>
    <style:style style:family="paragraph" style:name="aa9ca65" style:parent-style-name="Standard">
      <style:paragraph-properties fo:text-align="center"/>
    </style:style>
    <style:style style:family="paragraph" style:name="a625435" style:parent-style-name="Heading_20_2">
      <style:paragraph-properties/>
    </style:style>
    <style:style style:family="paragraph" style:name="a4da38a" style:parent-style-name="Heading_20_2">
      <style:paragraph-properties/>
    </style:style>
  </office:automatic-styles>
  <office:body>
    <office:text>
      <text:p text:style-name="Heading">Paragraph Attributes</text:p>
      <text:p text:style-name="Subtitle">Examples</text:p>
      <text:h text:outline-level="2" text:style-name="a4da38a">Align Text Left</text:h>
      <text:p text:style-name="Standard">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h text:outline-level="2" text:style-name="a625435">Center</text:h>
      <text:p text:style-name="aa9ca65">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a239c4"/>
      <text:h text:outline-level="2" text:style-name="a4c5c0b">Align Text Right</text:h>
      <text:p text:style-name="a5a23a1">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206bab"/>
      <text:h text:outline-level="2" text:style-name="a4d31cb">Justify</text:h>
      <text:p text:style-name="ad1e869">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630f79"/>
      <text:h text:outline-level="2" text:style-name="ab77f8b">Line Spacing 1.5</text:h>
      <text:p text:style-name="adec26d">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c64ce0"/>
      <text:h text:outline-level="2" text:style-name="a61ddf9">Space Before Paragraph</text:h>
      <text:p text:style-name="ab7aeaf">Lorem ipsum dolor sit amet, consetetur sadipscing elitr,<text:s/><text:s/>sed diam nonumy eirmod tempor invidunt ut labore et dolore magna aliquyam erat, sed diam voluptua.<text:s/></text:p>
      <text:p text:style-name="a1b1418">At vero eos et accusam et justo duo dolores et ea rebum. Stet clita kasd gubergren, no sea takimata sanctus est Lorem ipsum dolor sit amet.</text:p>
      <text:p text:style-name="a9d318e"/>
      <text:h text:outline-level="2" text:style-name="ac3f02a">Space After Paragraph</text:h>
      <text:p text:style-name="a84dbe3">Lorem ipsum dolor sit amet, consetetur sadipscing elitr,<text:s/><text:s/>sed diam nonumy eirmod tempor invidunt ut labore et dolore magna aliquyam erat, sed diam voluptua.<text:s/></text:p>
      <text:p text:style-name="a4a2c1f">At vero eos et accusam et justo duo dolores et ea rebum. Stet clita kasd gubergren, no sea takimata sanctus est Lorem ipsum dolor sit amet.</text:p>
      <text:h text:outline-level="2" text:style-name="a8067f1"/>
      <text:h text:outline-level="2" text:style-name="a16ca2c">Margins Left 1cm, Right 3cm, First Line 1cm</text:h>
      <text:p text:style-name="a8776bd">Lorem ipsum dolor sit amet, consetetur sadipscing elitr,<text:s/><text:s/>sed diam nonumy eirmod tempor invidunt ut labore et dolore magna aliquyam erat, sed diam voluptua.<text:s/></text:p>
      <text:p text:style-name="a152a64">At vero eos et accusam et justo duo dolores et ea rebum. Stet clita kasd gubergren, no sea takimata sanctus est Lorem ipsum dolor sit amet.</text:p>
      <text:p text:style-name="Standard"/>
      <text:h text:outline-level="2" text:style-name="ae6b52b">Paragraph Background Color</text:h>
      <text:p text:style-name="ab7f4ba">Lorem ipsum dolor sit amet, consetetur sadipscing elitr,<text:s/><text:s/>sed diam nonumy eirmod tempor invidunt ut labore et dolore magna aliquyam erat, sed diam voluptua.<text:s/></text:p>
      <text:h text:outline-level="2" text:style-name="a8f900f"/>
      <text:h text:outline-level="2" text:style-name="ae6254d">Paragraph Borders Outside</text:h>
      <text:p text:style-name="aecab26">Lorem ipsum dolor sit amet, consetetur sadipscing elitr,<text:s/><text:s/>sed diam nonumy eirmod tempor invidunt ut labore et dolore magna aliquyam erat, sed diam voluptua.</text:p>
      <text:p text:style-name="ab1120f">At vero eos et accusam et justo duo dolores et ea rebum. Stet clita kasd gubergren, no sea takimata sanctus est Lorem ipsum dolor sit amet.<text:s/></text:p>
      <text:p text:style-name="Standard"/>
      <text:h text:outline-level="2" text:style-name="a5a1a2a">Paragraph Borders All-Borders</text:h>
      <text:p text:style-name="a021e10">Lorem ipsum dolor sit amet, consetetur sadipscing elitr,<text:s/><text:s/>sed diam nonumy eirmod tempor invidunt ut labore et dolore magna aliquyam erat, sed diam voluptua.</text:p>
      <text:p text:style-name="af49a76">At vero eos et accusam et justo duo dolores et ea rebum. Stet clita kasd gubergren, no sea takimata sanctus est Lorem ipsum dolor sit amet.<text:s/></text:p>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modern" style:name="MS Gothic" svg:font-family="'MS Gothic', '\uFF2D\uFF33 \u30B4\u30B7\u30C3\u30AF'"/>
    <style:font-face style:font-family-generic="modern" style:name="MS Mincho" svg:font-family="'MS Mincho', '\uFF2D\uFF33 \u660E\u671D'"/>
    <style:font-face style:font-family-generic="roman" style:font-pitch="variable" style:name="Cambria" svg:font-family="Cambria"/>
    <style:font-face style:font-family-generic="roman" style:font-pitch="variable" style:name="Times New Roman" svg:font-family="'Times New Roman'"/>
    <style:font-face style:font-family-generic="swiss" style:font-pitch="variable" style:name="Calibri" svg:font-family="Calibri"/>
    <style:font-face style:font-family-generic="system" style:font-pitch="variable" style:name="Mangal" svg:font-family="Mangal"/>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text-properties fo:country="US" fo:font-size="12.0pt" fo:language="en" style:font-name="Cambria" style:font-name-asian="MS Mincho" style:font-name-complex="Times New Roman" style:font-size-asian="12.0pt" style:use-window-font-color="true"/>
    </style:style>
    <style:style style:default-outline-level="2" style:display-name="Heading 2" style:family="paragraph" style:name="Heading_20_2" style:next-style-name="Standard" style:parent-style-name="Standard">
      <style:paragraph-properties fo:margin-bottom="0.0mm" fo:margin-top="3.53mm"/>
      <style:text-properties fo:color="#4f81bd" fo:font-size="13.0pt" fo:font-weight="bold" style:font-name="Calibri" style:font-name-asian="MS Gothic" style:font-name-complex="Times New Roman" style:font-size-asian="13.0pt" style:font-weight-asian="bold" style:font-weight-complex="bold"/>
    </style:style>
    <style:style style:family="paragraph" style:name="Subtitle" style:next-style-name="Standard" style:parent-style-name="Standard">
      <style:paragraph-properties/>
      <style:text-properties fo:color="#4f81bd" fo:font-style="italic" fo:letter-spacing="0.26mm" style:font-name="Calibri" style:font-name-asian="MS Gothic" style:font-name-complex="Times New Roman" style:font-style-asian="italic" style:font-style-complex="italic"/>
    </style:style>
    <style:style style:family="paragraph" style:name="Heading" style:next-style-name="Standard" style:parent-style-name="Standard">
      <style:paragraph-properties fo:margin-bottom="5.29mm" fo:margin-top="0.0mm"/>
      <style:text-properties fo:color="#17365d" fo:font-size="26.0pt" fo:letter-spacing="0.09mm" style:font-name="Calibri" style:font-name-asian="MS Gothic" style:font-name-complex="Times New Roman" style:font-size-asian="26.0pt"/>
    </style:style>
    <style:style style:default-outline-level="1" style:display-name="Heading 1" style:family="paragraph" style:name="Heading_20_1" style:next-style-name="Standard" style:parent-style-name="Standard">
      <style:paragraph-properties fo:margin-bottom="0.0mm" fo:margin-top="8.47mm"/>
      <style:text-properties fo:color="#345a8a" fo:font-size="16.0pt" fo:font-weight="bold" style:font-name="Calibri" style:font-name-asian="MS Gothic" style:font-name-complex="Times New Roman" style:font-size-asian="16.0pt" style:font-weight-asian="bold" style:font-weight-complex="bold"/>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style style:display-name="Title Char" style:family="text" style:name="Title_20_Char" style:parent-style-name="default_character_style">
      <style:text-properties fo:color="#17365d" fo:font-size="26.0pt" fo:letter-spacing="0.09mm" style:font-name="Calibri" style:font-name-asian="MS Gothic" style:font-name-complex="Times New Roman" style:font-size-asian="26.0pt"/>
    </style:style>
    <style:style style:display-name="Heading 2 Char" style:family="text" style:name="Heading_20_2_20_Char" style:parent-style-name="default_character_style">
      <style:text-properties fo:color="#4f81bd" fo:font-size="13.0pt" fo:font-weight="bold" style:font-name="Calibri" style:font-name-asian="MS Gothic" style:font-name-complex="Times New Roman" style:font-size-asian="13.0pt" style:font-weight-asian="bold" style:font-weight-complex="bold"/>
    </style:style>
    <style:style style:display-name="Default Paragraph Font" style:family="text" style:name="Default_20_Paragraph_20_Font" style:parent-style-name="default_character_style"/>
    <style:style style:display-name="Heading 1 Char" style:family="text" style:name="Heading_20_1_20_Char" style:parent-style-name="default_character_style">
      <style:text-properties fo:color="#345a8a" fo:font-size="16.0pt" fo:font-weight="bold" style:font-name="Calibri" style:font-name-asian="MS Gothic" style:font-name-complex="Times New Roman" style:font-size-asian="16.0pt" style:font-weight-asian="bold" style:font-weight-complex="bold"/>
    </style:style>
    <style:style style:display-name="Subtitle Char" style:family="text" style:name="Subtitle_20_Char" style:parent-style-name="default_character_style">
      <style:text-properties fo:color="#4f81bd" fo:font-style="italic" fo:letter-spacing="0.26mm" style:font-name="Calibri" style:font-name-asian="MS Gothic" style:font-name-complex="Times New Roman" style:font-style-asian="italic" style:font-style-complex="italic"/>
    </style:style>
    <style:default-style style:family="graphic">
      <style:graphic-properties draw:fill="solid" draw:fill-color="#cfe7f5"/>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style:style style:family="graphic" style:name="Frame" style:parent-style-name="default_drawing_style">
      <style:graphic-properties style:horizontal-pos="center" style:horizontal-rel="paragraph" style:vertical-pos="top" style:vertical-rel="paragraph" style:wrap="parallel" style:wrap-contour="false"/>
    </style:style>
    <style:style style:family="graphic" style:name="OLE" style:parent-style-name="default_drawing_style">
      <style:graphic-properties style:horizontal-pos="center" style:horizontal-rel="paragraph" style:vertical-pos="top" style:vertical-rel="paragraph"/>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02</dc:date>
    <meta:editing-cycles>2</meta:editing-cycles>
    <meta:editing-duration>PT0.018S</meta:editing-duration>
  </office:meta>
</office:document-meta>
</file>